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763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solid" draw:fill-color="#00ccff" draw:shadow="visible" draw:shadow-offset-x="0.051cm" draw:shadow-offset-y="0.051cm" draw:shadow-color="#cdcdcd" draw:shadow-opacity="50%"/>
    </style:style>
    <style:style style:name="gr6" style:family="graphic" style:parent-style-name="standard">
      <style:graphic-properties draw:stroke="solid" svg:stroke-width="0.009cm" svg:stroke-color="#404040" svg:stroke-opacity="100%" draw:stroke-linejoin="round" svg:stroke-linecap="round" draw:fill="solid" draw:fill-color="#00ccff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solid" draw:fill-color="#00ccff" draw:textarea-vertical-align="middle" fo:min-height="1.763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solid" draw:fill-color="#aecf00" draw:shadow="visible" draw:shadow-offset-x="0.051cm" draw:shadow-offset-y="0.051cm" draw:shadow-color="#cdcdcd" draw:shadow-opacity="50%"/>
    </style:style>
    <style:style style:name="gr9" style:family="graphic" style:parent-style-name="standard">
      <style:graphic-properties draw:stroke="solid" svg:stroke-width="0.009cm" svg:stroke-color="#404040" svg:stroke-opacity="100%" draw:stroke-linejoin="round" svg:stroke-linecap="round" draw:fill="solid" draw:fill-color="#aecf00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none" draw:fill="solid" draw:fill-color="#aecf00" draw:textarea-vertical-align="middle" fo:min-height="1.763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solid" draw:fill-color="#ff3333" draw:fill-image-width="0cm" draw:fill-image-height="0cm" draw:textarea-vertical-align="middle" fo:min-height="1.763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13" style:family="graphic" style:parent-style-name="standard">
      <style:graphic-properties draw:stroke="none" svg:stroke-width="0.159cm" svg:stroke-color="#660066" draw:marker-start-width="0.438cm" draw:marker-end-width="0.438cm" draw:fill="solid" draw:fill-color="#ff66cc" draw:shadow="visible" draw:shadow-offset-x="0.051cm" draw:shadow-offset-y="0.051cm" draw:shadow-color="#cdcdcd" draw:shadow-opacity="50%"/>
    </style:style>
    <style:style style:name="gr14" style:family="graphic" style:parent-style-name="standard">
      <style:graphic-properties draw:stroke="solid" svg:stroke-width="0.159cm" svg:stroke-color="#660066" draw:marker-start-width="0.438cm" draw:marker-end-width="0.438cm" svg:stroke-opacity="100%" draw:stroke-linejoin="round" svg:stroke-linecap="round" draw:fill="solid" draw:fill-color="#ff66cc" fo:padding-top="0.204cm" fo:padding-bottom="0.204cm" fo:padding-left="0.329cm" fo:padding-right="0.329cm" draw:shadow="hidden"/>
    </style:style>
    <style:style style:name="gr15" style:family="graphic" style:parent-style-name="standard">
      <style:graphic-properties draw:stroke="none" svg:stroke-width="0.159cm" svg:stroke-color="#660066" draw:marker-start-width="0.438cm" draw:marker-end-width="0.438cm" draw:fill="solid" draw:fill-color="#ff66cc" draw:textarea-vertical-align="middle" fo:min-height="1.763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solid" draw:fill-color="#ffff66" draw:shadow="visible" draw:shadow-offset-x="0.051cm" draw:shadow-offset-y="0.051cm" draw:shadow-color="#cdcdcd" draw:shadow-opacity="50%"/>
    </style:style>
    <style:style style:name="gr17" style:family="graphic" style:parent-style-name="standard">
      <style:graphic-properties draw:stroke="solid" svg:stroke-width="0.009cm" svg:stroke-color="#404040" svg:stroke-opacity="100%" draw:stroke-linejoin="round" svg:stroke-linecap="round" draw:fill="solid" draw:fill-color="#ffff66" fo:padding-top="0.129cm" fo:padding-bottom="0.129cm" fo:padding-left="0.254cm" fo:padding-right="0.254cm" draw:shadow="hidden"/>
    </style:style>
    <style:style style:name="gr18" style:family="graphic" style:parent-style-name="standard">
      <style:graphic-properties draw:stroke="none" draw:fill="solid" draw:fill-color="#ffff66" draw:textarea-vertical-align="middle" fo:min-height="1.763cm" fo:min-width="2.54cm" fo:padding-top="0.071cm" fo:padding-bottom="0.071cm" fo:padding-left="0.071cm" fo:padding-right="0.071cm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ccff"/>
    </style:style>
    <style:style style:name="P5" style:family="paragraph">
      <loext:graphic-properties draw:fill="solid" draw:fill-color="#00ccff"/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solid" draw:fill-color="#aecf00"/>
    </style:style>
    <style:style style:name="P7" style:family="paragraph">
      <loext:graphic-properties draw:fill="solid" draw:fill-color="#aecf00"/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33" draw:fill-image-width="0cm" draw:fill-image-height="0cm"/>
    </style:style>
    <style:style style:name="P9" style:family="paragraph">
      <loext:graphic-properties draw:fill="solid" draw:fill-color="#ff66cc"/>
    </style:style>
    <style:style style:name="P10" style:family="paragraph">
      <loext:graphic-properties draw:fill="solid" draw:fill-color="#ff66cc"/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solid" draw:fill-color="#ffff66"/>
    </style:style>
    <style:style style:name="P12" style:family="paragraph">
      <loext:graphic-properties draw:fill="solid" draw:fill-color="#ffff66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2.539cm" svg:height="0.953cm" svg:x="1.27cm" svg:y="2.064cm" svg:viewBox="0 0 2540 954" svg:d="M476 954h1588c87 0 162-20 238-64s130-98 174-174c44-77 64-151 64-239s-20-162-64-239c-44-76-98-130-174-174s-151-64-238-64h-1588c-87 0-162 20-238 64s-130 98-174 175c-44 76-64 150-64 238s20 162 64 239c44 76 98 130 174 174s151 64 238 64z">
              <text:p/>
            </draw:path>
            <draw:path draw:style-name="gr2" draw:text-style-name="P2" draw:layer="layout" svg:width="2.539cm" svg:height="0.953cm" svg:x="1.27cm" svg:y="2.064cm" svg:viewBox="0 0 2540 954" svg:d="M476 954h1588c87 0 162-20 238-64s130-98 174-174c44-77 64-151 64-239s-20-162-64-239c-44-76-98-130-174-174s-151-64-238-64h-1588c-87 0-162 20-238 64s-130 98-174 175c-44 76-64 150-64 238s20 162 64 239c44 76 98 130 174 174s151 64 238 64z">
              <text:p/>
            </draw:path>
          </draw:g>
          <draw:frame draw:style-name="gr3" draw:text-style-name="P2" draw:layer="layout" svg:width="2.54cm" svg:height="0.953cm" svg:x="1.27cm" svg:y="2.064cm">
            <draw:text-box>
              <text:p text:style-name="P3"><text:span text:style-name="T1">First page</text:span></text:p>
            </draw:text-box>
          </draw:frame>
        </draw:g>
        <draw:g>
          <draw:g>
            <draw:polygon draw:style-name="gr1" draw:text-style-name="P1" draw:layer="layout" svg:width="2.54cm" svg:height="1.905cm" svg:x="1.27cm" svg:y="7.461cm" svg:viewBox="0 0 2541 1906" draw:points="0,1906 2541,1906 2541,0 0,0">
              <text:p/>
            </draw:polygon>
            <draw:polygon draw:style-name="gr2" draw:text-style-name="P2" draw:layer="layout" svg:width="2.54cm" svg:height="1.905cm" svg:x="1.27cm" svg:y="7.461cm" svg:viewBox="0 0 2541 1906" draw:points="0,1906 2541,1906 2541,0 0,0">
              <text:p/>
            </draw:polygon>
          </draw:g>
          <draw:frame draw:style-name="gr4" draw:text-style-name="P2" draw:layer="layout" svg:width="2.54cm" svg:height="1.905cm" svg:x="1.27cm" svg:y="7.461cm">
            <draw:text-box>
              <text:p text:style-name="P3"><text:span text:style-name="T1">Clean clothes</text:span></text:p>
            </draw:text-box>
          </draw:frame>
        </draw:g>
        <draw:g>
          <draw:g>
            <draw:polygon draw:style-name="gr5" draw:text-style-name="P4" draw:layer="layout" svg:width="2.54cm" svg:height="1.905cm" svg:x="1.27cm" svg:y="13.811cm" svg:viewBox="0 0 2541 1906" draw:points="0,1906 2541,1906 2541,0 0,0">
              <text:p/>
            </draw:polygon>
            <draw:polygon draw:style-name="gr6" draw:text-style-name="P4" draw:layer="layout" svg:width="2.54cm" svg:height="1.905cm" svg:x="1.27cm" svg:y="13.811cm" svg:viewBox="0 0 2541 1906" draw:points="0,1906 2541,1906 2541,0 0,0">
              <text:p/>
            </draw:polygon>
          </draw:g>
          <draw:frame draw:style-name="gr7" draw:text-style-name="P5" draw:layer="layout" svg:width="2.54cm" svg:height="1.905cm" svg:x="1.27cm" svg:y="13.811cm">
            <draw:text-box>
              <text:p text:style-name="P3"><text:span text:style-name="T1">Price</text:span></text:p>
            </draw:text-box>
          </draw:frame>
        </draw:g>
        <draw:g>
          <draw:g>
            <draw:polygon draw:style-name="gr8" draw:text-style-name="P6" draw:layer="layout" svg:width="2.54cm" svg:height="1.905cm" svg:x="11.859cm" svg:y="1.594cm" svg:viewBox="0 0 2541 1906" draw:points="0,1906 2541,1906 2541,0 0,0">
              <text:p/>
            </draw:polygon>
            <draw:polygon draw:style-name="gr9" draw:text-style-name="P6" draw:layer="layout" svg:width="2.54cm" svg:height="1.905cm" svg:x="11.859cm" svg:y="1.594cm" svg:viewBox="0 0 2541 1906" draw:points="0,1906 2541,1906 2541,0 0,0">
              <text:p/>
            </draw:polygon>
          </draw:g>
          <draw:frame draw:style-name="gr10" draw:text-style-name="P7" draw:layer="layout" svg:width="2.54cm" svg:height="1.905cm" svg:x="11.859cm" svg:y="1.594cm">
            <draw:text-box>
              <text:p text:style-name="P3"><text:span text:style-name="T1">Where is Washita</text:span></text:p>
            </draw:text-box>
          </draw:frame>
        </draw:g>
        <draw:g>
          <draw:g>
            <draw:polygon draw:style-name="gr1" draw:text-style-name="P1" draw:layer="layout" svg:width="2.54cm" svg:height="1.905cm" svg:x="23.813cm" svg:y="1.588cm" svg:viewBox="0 0 2541 1906" draw:points="0,1906 2541,1906 2541,0 0,0">
              <text:p/>
            </draw:polygon>
            <draw:polygon draw:style-name="gr2" draw:text-style-name="P2" draw:layer="layout" svg:width="2.54cm" svg:height="1.905cm" svg:x="23.813cm" svg:y="1.588cm" svg:viewBox="0 0 2541 1906" draw:points="0,1906 2541,1906 2541,0 0,0">
              <text:p/>
            </draw:polygon>
          </draw:g>
          <draw:frame draw:style-name="gr11" draw:text-style-name="P8" draw:layer="layout" svg:width="2.54cm" svg:height="1.905cm" svg:x="23.813cm" svg:y="1.588cm">
            <draw:text-box>
              <text:p text:style-name="P3"><text:span text:style-name="T1">Contacts</text:span></text:p>
            </draw:text-box>
          </draw:frame>
        </draw:g>
        <draw:line draw:style-name="gr12" draw:text-style-name="P2" draw:layer="layout" svg:x1="2.54cm" svg:y1="3.016cm" svg:x2="2.54cm" svg:y2="4.286cm">
          <text:p/>
        </draw:line>
        <draw:line draw:style-name="gr12" draw:text-style-name="P2" draw:layer="layout" svg:x1="2.54cm" svg:y1="6.191cm" svg:x2="2.54cm" svg:y2="7.461cm">
          <text:p/>
        </draw:line>
        <draw:line draw:style-name="gr12" draw:text-style-name="P2" draw:layer="layout" svg:x1="2.54cm" svg:y1="9.366cm" svg:x2="2.54cm" svg:y2="10.636cm">
          <text:p/>
        </draw:line>
        <draw:line draw:style-name="gr12" draw:text-style-name="P2" draw:layer="layout" svg:x1="2.54cm" svg:y1="12.541cm" svg:x2="2.54cm" svg:y2="13.811cm">
          <text:p/>
        </draw:line>
        <draw:line draw:style-name="gr12" draw:text-style-name="P2" draw:layer="layout" svg:x1="2.54cm" svg:y1="15.716cm" svg:x2="2.54cm" svg:y2="16.986cm">
          <text:p/>
        </draw:line>
        <draw:line draw:style-name="gr12" draw:text-style-name="P2" draw:layer="layout" svg:x1="3.81cm" svg:y1="2.54cm" svg:x2="5.079cm" svg:y2="2.54cm">
          <text:p/>
        </draw:line>
        <draw:line draw:style-name="gr12" draw:text-style-name="P2" draw:layer="layout" svg:x1="3.81cm" svg:y1="2.54cm" svg:x2="5.079cm" svg:y2="2.54cm">
          <text:p/>
        </draw:line>
        <draw:polyline draw:style-name="gr12" draw:text-style-name="P2" draw:layer="layout" svg:width="10.559cm" svg:height="1.111cm" svg:x="2.54cm" svg:y="0.953cm" svg:viewBox="0 0 10560 1112" draw:points="0,1112 0,0 10560,0 10560,636">
          <text:p/>
        </draw:polyline>
        <draw:polyline draw:style-name="gr12" draw:text-style-name="P2" draw:layer="layout" svg:width="13.653cm" svg:height="1.111cm" svg:x="2.54cm" svg:y="0.953cm" svg:viewBox="0 0 13654 1112" draw:points="0,1112 0,0 13654,0 13654,636">
          <text:p/>
        </draw:polyline>
        <draw:polyline draw:style-name="gr12" draw:text-style-name="P2" draw:layer="layout" svg:width="0.499cm" svg:height="1.999cm" svg:x="16.5cm" svg:y="3.5cm" svg:viewBox="0 0 500 2000" draw:points="0,0 0,2000 500,2000">
          <text:p/>
        </draw:polyline>
        <draw:polyline draw:style-name="gr12" draw:text-style-name="P2" draw:layer="layout" svg:width="18.097cm" svg:height="1.111cm" svg:x="2.54cm" svg:y="0.953cm" svg:viewBox="0 0 18098 1112" draw:points="0,1112 0,0 18098,0 18098,636">
          <text:p/>
        </draw:polyline>
        <draw:polyline draw:style-name="gr12" draw:text-style-name="P2" draw:layer="layout" svg:width="22.543cm" svg:height="1.111cm" svg:x="2.54cm" svg:y="0.953cm" svg:viewBox="0 0 22544 1112" draw:points="0,1112 0,0 22544,0 22544,636">
          <text:p/>
        </draw:polyline>
        <draw:polyline draw:style-name="gr12" draw:text-style-name="P2" draw:layer="layout" svg:width="7.832cm" svg:height="3.599cm" svg:x="8.4cm" svg:y="3.5cm" svg:viewBox="0 0 7833 3600" draw:points="7833,0 7833,3600 0,3600 0,2915">
          <text:p/>
        </draw:polyline>
        <draw:line draw:style-name="gr12" draw:text-style-name="P2" draw:layer="layout" svg:x1="3.831cm" svg:y1="5.2cm" svg:x2="6.2cm" svg:y2="5.3cm">
          <text:p/>
        </draw:line>
        <draw:line draw:style-name="gr12" draw:text-style-name="P2" draw:layer="layout" svg:x1="7.2cm" svg:y1="3.4cm" svg:x2="7.2cm" svg:y2="4.4cm">
          <text:p/>
        </draw:line>
        <draw:polyline draw:style-name="gr12" draw:text-style-name="P2" draw:layer="layout" svg:width="6.981cm" svg:height="0.946cm" svg:x="2.618cm" svg:y="0.953cm" svg:viewBox="0 0 6982 947" draw:points="0,947 0,0 6982,0 6982,542">
          <text:p/>
        </draw:polyline>
        <draw:polyline draw:style-name="gr12" draw:text-style-name="P2" draw:layer="layout" svg:width="0.899cm" svg:height="1.999cm" svg:x="9cm" svg:y="3.5cm" svg:viewBox="0 0 900 2000" draw:points="900,0 900,2000 0,2000">
          <text:p/>
        </draw:polyline>
        <draw:g>
          <draw:g>
            <draw:polygon draw:style-name="gr1" draw:text-style-name="P1" draw:layer="layout" svg:width="2.54cm" svg:height="1.905cm" svg:x="17.2cm" svg:y="4.2cm" svg:viewBox="0 0 2541 1906" draw:points="0,1906 2541,1906 2541,0 0,0">
              <text:p/>
            </draw:polygon>
            <draw:polygon draw:style-name="gr2" draw:text-style-name="P2" draw:layer="layout" svg:width="2.54cm" svg:height="1.905cm" svg:x="17.2cm" svg:y="4.2cm" svg:viewBox="0 0 2541 1906" draw:points="0,1906 2541,1906 2541,0 0,0">
              <text:p/>
            </draw:polygon>
          </draw:g>
          <draw:frame draw:style-name="gr4" draw:text-style-name="P2" draw:layer="layout" svg:width="2.54cm" svg:height="1.905cm" svg:x="17.2cm" svg:y="4.2cm">
            <draw:text-box>
              <text:p text:style-name="P3"><text:span text:style-name="T1">Ironing</text:span></text:p>
              <text:p text:style-name="P3"><text:span text:style-name="T1"/></text:p>
            </draw:text-box>
          </draw:frame>
        </draw:g>
        <draw:line draw:style-name="gr12" draw:text-style-name="P2" draw:layer="layout" svg:x1="13.1cm" svg:y1="3.43cm" svg:x2="13.1cm" svg:y2="4.1cm">
          <text:p/>
        </draw:line>
        <draw:g>
          <draw:g>
            <draw:polygon draw:style-name="gr1" draw:text-style-name="P1" draw:layer="layout" svg:width="2.54cm" svg:height="1.905cm" svg:x="11.759cm" svg:y="4.1cm" svg:viewBox="0 0 2541 1906" draw:points="0,1906 2541,1906 2541,0 0,0">
              <text:p/>
            </draw:polygon>
            <draw:polygon draw:style-name="gr2" draw:text-style-name="P2" draw:layer="layout" svg:width="2.54cm" svg:height="1.905cm" svg:x="11.759cm" svg:y="4.1cm" svg:viewBox="0 0 2541 1906" draw:points="0,1906 2541,1906 2541,0 0,0">
              <text:p/>
            </draw:polygon>
          </draw:g>
          <draw:frame draw:style-name="gr11" draw:text-style-name="P8" draw:layer="layout" svg:width="2.54cm" svg:height="1.905cm" svg:x="11.759cm" svg:y="4.1cm">
            <draw:text-box>
              <text:p text:style-name="P3"><text:span text:style-name="T1">Contacts</text:span></text:p>
            </draw:text-box>
          </draw:frame>
        </draw:g>
        <draw:g>
          <draw:g>
            <draw:polygon draw:style-name="gr13" draw:text-style-name="P9" draw:layer="layout" svg:width="2.54cm" svg:height="1.905cm" svg:x="6.285cm" svg:y="4.534cm" svg:viewBox="0 0 2541 1906" draw:points="0,1906 2541,1906 2541,0 0,0">
              <text:p/>
            </draw:polygon>
            <draw:polygon draw:style-name="gr14" draw:text-style-name="P9" draw:layer="layout" svg:width="2.54cm" svg:height="1.905cm" svg:x="6.285cm" svg:y="4.534cm" svg:viewBox="0 0 2541 1906" draw:points="0,1906 2541,1906 2541,0 0,0">
              <text:p/>
            </draw:polygon>
          </draw:g>
          <draw:frame draw:style-name="gr15" draw:text-style-name="P10" draw:layer="layout" svg:width="2.54cm" svg:height="1.905cm" svg:x="6.285cm" svg:y="4.534cm">
            <draw:text-box>
              <text:p text:style-name="P3"><text:span text:style-name="T1">Wash now</text:span></text:p>
              <text:p text:style-name="P3"><text:span text:style-name="T1"/></text:p>
            </draw:text-box>
          </draw:frame>
        </draw:g>
        <draw:g>
          <draw:g>
            <draw:polygon draw:style-name="gr16" draw:text-style-name="P11" draw:layer="layout" svg:width="2.54cm" svg:height="1.905cm" svg:x="8.459cm" svg:y="1.594cm" svg:viewBox="0 0 2541 1906" draw:points="0,1906 2541,1906 2541,0 0,0">
              <text:p/>
            </draw:polygon>
            <draw:polygon draw:style-name="gr17" draw:text-style-name="P11" draw:layer="layout" svg:width="2.54cm" svg:height="1.905cm" svg:x="8.459cm" svg:y="1.594cm" svg:viewBox="0 0 2541 1906" draw:points="0,1906 2541,1906 2541,0 0,0">
              <text:p/>
            </draw:polygon>
          </draw:g>
          <draw:frame draw:style-name="gr18" draw:text-style-name="P12" draw:layer="layout" svg:width="2.54cm" svg:height="1.905cm" svg:x="8.459cm" svg:y="1.594cm">
            <draw:text-box>
              <text:p text:style-name="P3"><text:span text:style-name="T1">How it works</text:span></text:p>
              <text:p text:style-name="P3"><text:span text:style-name="T1"/></text:p>
            </draw:text-box>
          </draw:frame>
        </draw:g>
        <draw:g>
          <draw:g>
            <draw:polygon draw:style-name="gr16" draw:text-style-name="P11" draw:layer="layout" svg:width="2.54cm" svg:height="1.905cm" svg:x="1.259cm" svg:y="4.3cm" svg:viewBox="0 0 2541 1906" draw:points="0,1906 2541,1906 2541,0 0,0">
              <text:p/>
            </draw:polygon>
            <draw:polygon draw:style-name="gr17" draw:text-style-name="P11" draw:layer="layout" svg:width="2.54cm" svg:height="1.905cm" svg:x="1.259cm" svg:y="4.3cm" svg:viewBox="0 0 2541 1906" draw:points="0,1906 2541,1906 2541,0 0,0">
              <text:p/>
            </draw:polygon>
          </draw:g>
          <draw:frame draw:style-name="gr18" draw:text-style-name="P12" draw:layer="layout" svg:width="2.54cm" svg:height="1.905cm" svg:x="1.259cm" svg:y="4.3cm">
            <draw:text-box>
              <text:p text:style-name="P3"><text:span text:style-name="T1">How it works</text:span></text:p>
              <text:p text:style-name="P3"><text:span text:style-name="T1"/></text:p>
            </draw:text-box>
          </draw:frame>
        </draw:g>
        <draw:g>
          <draw:g>
            <draw:polygon draw:style-name="gr16" draw:text-style-name="P11" draw:layer="layout" svg:width="2.54cm" svg:height="1.905cm" svg:x="5.159cm" svg:y="1.5cm" svg:viewBox="0 0 2541 1906" draw:points="0,1906 2541,1906 2541,0 0,0">
              <text:p/>
            </draw:polygon>
            <draw:polygon draw:style-name="gr17" draw:text-style-name="P11" draw:layer="layout" svg:width="2.54cm" svg:height="1.905cm" svg:x="5.159cm" svg:y="1.5cm" svg:viewBox="0 0 2541 1906" draw:points="0,1906 2541,1906 2541,0 0,0">
              <text:p/>
            </draw:polygon>
          </draw:g>
          <draw:frame draw:style-name="gr18" draw:text-style-name="P12" draw:layer="layout" svg:width="2.54cm" svg:height="1.905cm" svg:x="5.159cm" svg:y="1.5cm">
            <draw:text-box>
              <text:p text:style-name="P3"><text:span text:style-name="T1">How it works</text:span></text:p>
              <text:p text:style-name="P3"><text:span text:style-name="T1"/></text:p>
            </draw:text-box>
          </draw:frame>
        </draw:g>
        <draw:g>
          <draw:g>
            <draw:polygon draw:style-name="gr16" draw:text-style-name="P11" draw:layer="layout" svg:width="2.54cm" svg:height="1.905cm" svg:x="8.483cm" svg:y="1.617cm" svg:viewBox="0 0 2541 1906" draw:points="0,1906 2541,1906 2541,0 0,0">
              <text:p/>
            </draw:polygon>
            <draw:polygon draw:style-name="gr17" draw:text-style-name="P11" draw:layer="layout" svg:width="2.54cm" svg:height="1.905cm" svg:x="8.483cm" svg:y="1.617cm" svg:viewBox="0 0 2541 1906" draw:points="0,1906 2541,1906 2541,0 0,0">
              <text:p/>
            </draw:polygon>
          </draw:g>
          <draw:frame draw:style-name="gr18" draw:text-style-name="P12" draw:layer="layout" svg:width="2.54cm" svg:height="1.905cm" svg:x="8.483cm" svg:y="1.617cm">
            <draw:text-box>
              <text:p text:style-name="P3"><text:span text:style-name="T1">How it works</text:span></text:p>
              <text:p text:style-name="P3"><text:span text:style-name="T1"/></text:p>
            </draw:text-box>
          </draw:frame>
        </draw:g>
        <draw:g>
          <draw:g>
            <draw:polygon draw:style-name="gr13" draw:text-style-name="P9" draw:layer="layout" svg:width="2.54cm" svg:height="1.905cm" svg:x="19.259cm" svg:y="1.694cm" svg:viewBox="0 0 2541 1906" draw:points="0,1906 2541,1906 2541,0 0,0">
              <text:p/>
            </draw:polygon>
            <draw:polygon draw:style-name="gr14" draw:text-style-name="P9" draw:layer="layout" svg:width="2.54cm" svg:height="1.905cm" svg:x="19.259cm" svg:y="1.694cm" svg:viewBox="0 0 2541 1906" draw:points="0,1906 2541,1906 2541,0 0,0">
              <text:p/>
            </draw:polygon>
          </draw:g>
          <draw:frame draw:style-name="gr15" draw:text-style-name="P10" draw:layer="layout" svg:width="2.54cm" svg:height="1.905cm" svg:x="19.259cm" svg:y="1.694cm">
            <draw:text-box>
              <text:p text:style-name="P3"><text:span text:style-name="T1">Wash now</text:span></text:p>
              <text:p text:style-name="P3"><text:span text:style-name="T1"/></text:p>
            </draw:text-box>
          </draw:frame>
        </draw:g>
        <draw:g>
          <draw:g>
            <draw:polygon draw:style-name="gr1" draw:text-style-name="P1" draw:layer="layout" svg:width="2.54cm" svg:height="1.905cm" svg:x="1.3cm" svg:y="17cm" svg:viewBox="0 0 2541 1906" draw:points="0,1906 2541,1906 2541,0 0,0">
              <text:p/>
            </draw:polygon>
            <draw:polygon draw:style-name="gr2" draw:text-style-name="P2" draw:layer="layout" svg:width="2.54cm" svg:height="1.905cm" svg:x="1.3cm" svg:y="17cm" svg:viewBox="0 0 2541 1906" draw:points="0,1906 2541,1906 2541,0 0,0">
              <text:p/>
            </draw:polygon>
          </draw:g>
          <draw:frame draw:style-name="gr11" draw:text-style-name="P8" draw:layer="layout" svg:width="2.54cm" svg:height="1.905cm" svg:x="1.3cm" svg:y="17cm">
            <draw:text-box>
              <text:p text:style-name="P3"><text:span text:style-name="T1">Contacts</text:span></text:p>
            </draw:text-box>
          </draw:frame>
        </draw:g>
        <draw:g>
          <draw:g>
            <draw:polygon draw:style-name="gr5" draw:text-style-name="P4" draw:layer="layout" svg:width="2.54cm" svg:height="1.905cm" svg:x="14.959cm" svg:y="1.6cm" svg:viewBox="0 0 2541 1906" draw:points="0,1906 2541,1906 2541,0 0,0">
              <text:p/>
            </draw:polygon>
            <draw:polygon draw:style-name="gr6" draw:text-style-name="P4" draw:layer="layout" svg:width="2.54cm" svg:height="1.905cm" svg:x="14.959cm" svg:y="1.6cm" svg:viewBox="0 0 2541 1906" draw:points="0,1906 2541,1906 2541,0 0,0">
              <text:p/>
            </draw:polygon>
          </draw:g>
          <draw:frame draw:style-name="gr7" draw:text-style-name="P5" draw:layer="layout" svg:width="2.54cm" svg:height="1.905cm" svg:x="14.959cm" svg:y="1.6cm">
            <draw:text-box>
              <text:p text:style-name="P3"><text:span text:style-name="T1">Price</text:span></text:p>
            </draw:text-box>
          </draw:frame>
        </draw:g>
        <draw:g>
          <draw:g>
            <draw:polygon draw:style-name="gr8" draw:text-style-name="P6" draw:layer="layout" svg:width="2.54cm" svg:height="1.905cm" svg:x="1.259cm" svg:y="10.7cm" svg:viewBox="0 0 2541 1906" draw:points="0,1906 2541,1906 2541,0 0,0">
              <text:p/>
            </draw:polygon>
            <draw:polygon draw:style-name="gr9" draw:text-style-name="P6" draw:layer="layout" svg:width="2.54cm" svg:height="1.905cm" svg:x="1.259cm" svg:y="10.7cm" svg:viewBox="0 0 2541 1906" draw:points="0,1906 2541,1906 2541,0 0,0">
              <text:p/>
            </draw:polygon>
          </draw:g>
          <draw:frame draw:style-name="gr10" draw:text-style-name="P7" draw:layer="layout" svg:width="2.54cm" svg:height="1.905cm" svg:x="1.259cm" svg:y="10.7cm">
            <draw:text-box>
              <text:p text:style-name="P3"><text:span text:style-name="T1">Where is Washita</text:span></text:p>
            </draw:text-box>
          </draw:frame>
        </draw:g>
        <draw:polyline draw:style-name="gr12" draw:text-style-name="P2" draw:layer="layout" svg:width="8.3cm" svg:height="4.599cm" draw:transform="rotate (1.5707963267949) translate (3.60017590934837cm 14.8001008892865cm)" svg:viewBox="0 0 8301 4600" draw:points="0,0 0,4600 8301,4600">
          <text:p/>
        </draw:polyline>
        <draw:polyline draw:style-name="gr12" draw:text-style-name="P2" draw:layer="layout" svg:width="9.199cm" svg:height="14.499cm" draw:transform="rotate (1.5707963267949) translate (3.89641163971615cm 15.4001118156169cm)" svg:viewBox="0 0 9200 14500" draw:points="0,0 0,14500 9200,14500">
          <text:p/>
        </draw:polyline>
        <draw:polyline draw:style-name="gr12" draw:text-style-name="P2" draw:layer="layout" svg:width="9.599cm" svg:height="0.499cm" draw:transform="rotate (1.5707963267949) translate (0.699950854904336cm 18.0001548772169cm)" svg:viewBox="0 0 9600 500" draw:points="9600,500 9600,0 0,0 0,286">
          <text:p/>
        </draw:polyline>
        <draw:polyline draw:style-name="gr12" draw:text-style-name="P2" draw:layer="layout" svg:width="5.499cm" svg:height="0.799cm" draw:transform="rotate (1.5707963267949) translate (0.899921367846938cm 17.2000887317388cm)" svg:viewBox="0 0 5500 800" draw:points="5500,800 5500,0 0,0 0,45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5f_0" draw:display-name="Gradient_0" draw:style="linear" draw:start-color="#ffffff" draw:end-color="#f0f0f0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4T20:54:56.433000000</dc:date>
    <meta:creation-date>2017-03-27T13:11:23Z</meta:creation-date>
    <meta:initial-creator>EmilD</meta:initial-creator>
    <meta:generator>LibreOffice/5.2.6.2$Windows_x86 LibreOffice_project/a3100ed2409ebf1c212f5048fbe377c281438fdc</meta:generator>
    <meta:editing-duration>PT2H4M30S</meta:editing-duration>
    <meta:editing-cycles>7</meta:editing-cycles>
    <meta:document-statistic meta:object-count="102"/>
    <meta:template xlink:type="simple" xlink:actuate="onRequest" xlink:title="BASFLO_U.VST" xlink:href=""/>
  </office:meta>
</office:document-meta>
</file>